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P2" style:parent-style-name="Обычный" style:family="paragraph">
      <style:text-properties fo:language="en" fo:country="US"/>
    </style:style>
    <style:style style:name="P3" style:parent-style-name="Обычный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Рисунок 1" text:anchor-type="as-char" svg:x="0in" svg:y="0in" svg:width="6.3in" svg:height="3.54375in" style:rel-width="scale" style:rel-height="scale"><draw:image xlink:href="media/image1.png" xlink:type="simple" xlink:show="embed" xlink:actuate="onLoad"/><svg:title/><svg:desc>Изображение выглядит как текст, снимок экрана, программное обеспечение, компьютер

Контент, сгенерированный ИИ, может содержать ошибки.</svg:desc></draw:frame></text:p>
      <text:p text:style-name="Обычный"><draw:frame draw:style-name="a1" draw:name="Рисунок 1" text:anchor-type="as-char" svg:x="0in" svg:y="0in" svg:width="6.3in" svg:height="3.54375in" style:rel-width="scale" style:rel-height="scale"><draw:image xlink:href="media/image2.png" xlink:type="simple" xlink:show="embed" xlink:actuate="onLoad"/><svg:title/><svg:desc>Изображение выглядит как электроника, текст, дисплей, компьютер

Контент, сгенерированный ИИ, может содержать ошибки.</svg:desc></draw:frame></text:p>
      <text:p text:style-name="P2"/>
      <text:soft-page-break/>
      <text:p text:style-name="Обычный"><draw:frame draw:style-name="a2" draw:name="Рисунок 1" text:anchor-type="as-char" svg:x="0in" svg:y="0in" svg:width="6.3in" svg:height="3.54375in" style:rel-width="scale" style:rel-height="scale"><draw:image xlink:href="media/image3.png" xlink:type="simple" xlink:show="embed" xlink:actuate="onLoad"/><svg:title/><svg:desc>Изображение выглядит как текст, снимок экрана, компьютер, программное обеспечение

Контент, сгенерированный ИИ, может содержать ошибки.</svg:desc></draw:frame></text:p>
      <text:p text:style-name="Обычный"><draw:frame draw:style-name="a3" draw:name="Рисунок 1" text:anchor-type="as-char" svg:x="0in" svg:y="0in" svg:width="6.3in" svg:height="3.54375in" style:rel-width="scale" style:rel-height="scale"><draw:image xlink:href="media/image4.png" xlink:type="simple" xlink:show="embed" xlink:actuate="onLoad"/><svg:title/><svg:desc>Изображение выглядит как текст, снимок экрана, программное обеспечение, компьютер

Контент, сгенерированный ИИ, может содержать ошибки.</svg:desc></draw:frame></text:p>
      <text:p text:style-name="Обычный"><draw:frame draw:style-name="a4" draw:name="Рисунок 1" text:anchor-type="as-char" svg:x="0in" svg:y="0in" svg:width="6.3in" svg:height="2.21458in" style:rel-width="scale" style:rel-height="scale"><draw:image xlink:href="media/image5.png" xlink:type="simple" xlink:show="embed" xlink:actuate="onLoad"/><svg:title/><svg:desc>Изображение выглядит как текст, программное обеспечение, Мультимедийное программное обеспечение, Значок на компьютере

Контент, сгенерированный ИИ, может содержать ошибки.</svg:desc></draw:frame></text:p>
      <text:p text:style-name="P3"/>
      <text:soft-page-break/>
      <text:p text:style-name="Обычный"><draw:frame draw:style-name="a5" draw:name="Рисунок 1" text:anchor-type="as-char" svg:x="0in" svg:y="0in" svg:width="6.3in" svg:height="2.21458in" style:rel-width="scale" style:rel-height="scale"><draw:image xlink:href="media/image6.png" xlink:type="simple" xlink:show="embed" xlink:actuate="onLoad"/><svg:title/><svg:desc>Изображение выглядит как текст, программное обеспечение, Мультимедийное программное обеспечение, Значок на компьютере

Контент, сгенерированный ИИ, может содержать ошибки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color="#0F4761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0F4761"/>
    </style:style>
    <style:style style:name="Заголовок5Знак" style:display-name="Заголовок 5 Знак" style:family="text" style:parent-style-name="Основнойшрифтабзаца">
      <style:text-properties style:font-name-asian="Times New Roman" style:font-name-complex="Times New Roman" fo:color="#0F4761"/>
    </style:style>
    <style:style style:name="Заголовок6Знак" style:display-name="Заголовок 6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Times New Roman" style:font-name-complex="Times New Roman" fo:color="#272727"/>
    </style:style>
    <style:style style:name="Заголовок" style:display-name="Заголовок" style:family="paragraph" style:parent-style-name="Обычный" style:next-style-name="Обычный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оловок" style:display-name="Подзаголовок" style:family="paragraph" style:parent-style-name="Обычный" style:next-style-name="Обычный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0F4761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0F4761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Ирина Лебедева</meta:initial-creator>
    <dc:creator>Ирина Лебедева</dc:creator>
    <meta:creation-date>2025-04-09T21:25:00Z</meta:creation-date>
    <dc:date>2025-04-09T22:18:00Z</dc:date>
    <meta:template xlink:href="Normal" xlink:type="simple"/>
    <meta:editing-cycles>3</meta:editing-cycles>
    <meta:editing-duration>PT1140S</meta:editing-duration>
    <meta:document-statistic meta:page-count="3" meta:paragraph-count="1" meta:word-count="2" meta:character-count="13" meta:row-count="1" meta:non-whitespace-character-count="12"/>
  </office:meta>
</office:document-meta>
</file>